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0b41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陳文成 85（1950.01.30-1981.07.03）</text:p>
      <text:p text:style-name="P1"/>
      <text:p text:style-name="P1">臺北林口人。高祖父陳井泉為清代重要建廟</text:p>
      <text:p text:style-name="P1"/>
      <text:p text:style-name="P1">木匠師，曾祖父陳應彬與祖父陳己堂均為日木時</text:p>
      <text:p text:style-name="P1"/>
      <text:p text:style-name="P1">代知名木匠，陳應彬繼承漳派大木作技術，曾參</text:p>
      <text:p text:style-name="P1"/>
      <text:p text:style-name="P1">與建造北港朝天宮、木柵指南宮、大龍峒保安宮</text:p>
      <text:p text:style-name="P1"/>
      <text:p text:style-name="P1">等重要廟宇，人稱「彬師」。父親陳庭茂（1911-</text:p>
      <text:p text:style-name="P1"/>
      <text:p text:style-name="P1">1990），母親陳徐淑靜（1915-1987），兩人於昭</text:p>
      <text:p text:style-name="P1"/>
      <text:p text:style-name="P1">和 10年（1935）結婚，共育有 5子 3女，文成為四</text:p>
      <text:p text:style-name="P1"/>
      <text:p text:style-name="P1">子。</text:p>
      <text:p text:style-name="P1"/>
      <text:p text:style-name="P1">小學 5年級前就讀林口國小，後轉至太平國</text:p>
      <text:p text:style-name="P1"/>
      <text:p text:style-name="P1">小。初中以第一志願考上大同中學初中部，高中考上建國中學，一路成績優</text:p>
      <text:p text:style-name="P1"/>
      <text:p text:style-name="P1">異。除學業表現外，也熱愛運動，高中時期經常拿到鐵餅比賽冠軍。臨考大</text:p>
      <text:p text:style-name="P1"/>
      <text:p text:style-name="P1">學前做身體檢查，發現色盲不能報考醫學系而轉考臺灣大學數學系。86</text:p>
      <text:p text:style-name="P1"/>
      <text:p text:style-name="P1">大學畢業服完兵役後，民國 64年（1975）赴美國密西根大學（University </text:p>
      <text:p text:style-name="P1"/>
      <text:p text:style-name="P1">of Michigan）攻讀數學碩士及博士，隔年與陳素貞結婚。民國 67年（1978）</text:p>
      <text:p text:style-name="P1"/>
      <text:p text:style-name="P1">取得博士學位並於同年進入卡內基美隆大學（Carnegie Mellon University）統</text:p>
      <text:p text:style-name="P1"/>
      <text:p text:style-name="P1">計系任教，民國 69年（1980）生子翰傑。陸續發表幾篇頗受數學界重視的論</text:p>
      <text:p text:style-name="P1"/>
      <text:p text:style-name="P1">文，其中刊登於應用機率雜誌（Journal of Applied Probability）的論文（Limit </text:p>
      <text:p text:style-name="P1"/>
      <text:p text:style-name="P1">Theorems for Generalsize Distribution）深入討論古典罈模型（Urn Model），</text:p>
      <text:p text:style-name="P1"/>
      <text:p text:style-name="P1">柏斯、愛因斯坦（Bose-Ein-stein）罈模型以及玻利亞（Polya）罈模型的漸近行</text:p>
      <text:p text:style-name="P1"/>
      <text:p text:style-name="P1">為及其應用，是統計學上的重要里程文獻。87</text:p>
      <text:p text:style-name="P1"/>
      <text:p text:style-name="P1">民國 70年（1981）5月 20日，陳文成攜妻及幼子返臺省親，7月 2日遭警</text:p>
      <text:p text:style-name="P1"/>
      <text:p text:style-name="P1">總約談未歸，7月 3日凌晨被發現陳屍於臺大研究生圖書館旁草地。</text:p>
      <text:p text:style-name="P1"/>
      <text:p text:style-name="P1">根據家屬的回憶，返臺後陳文成即不斷受到各種的騷擾，包括家中不斷接到查詢行程的電話，6月下旬獨自前往南部旅遊時亦遭不名人士推擠，欲使</text:p>
      <text:p text:style-name="P1"/>
      <text:p text:style-name="P1">其撞車。家屬推斷，陳文成個性直爽且關心故鄉事務，在美國時曾在公開場</text:p>
      <text:p text:style-name="P1"/>
      <text:p text:style-name="P1">合發表關於臺灣現況的評論，並參加臺灣同鄉會，民國 66年（1977）更發起</text:p>
      <text:p text:style-name="P1"/>
      <text:p text:style-name="P1">民主運動基金會募款，這些行動均為海外特務所掌握。家屬接到噩耗後，並</text:p>
      <text:p text:style-name="P1"/>
      <text:p text:style-name="P1">未獲准至陳屍現場認屍，而是先到古亭分局做筆錄再到市立殯儀館認屍，回</text:p>
      <text:p text:style-name="P1"/>
      <text:p text:style-name="P1">到家中後，發現電話已遭封鎖，住家附近也佈滿情治人員，對外聯繫管道均</text:p>
      <text:p text:style-name="P1"/>
      <text:p text:style-name="P1">遭監控。</text:p>
      <text:p text:style-name="P1"/>
      <text:p text:style-name="P1"><text:soft-page-break/>警備總司令部於 7月 6日發布新聞稿宣稱陳文成係畏罪自殺，但此說未獲</text:p>
      <text:p text:style-name="P1"/>
      <text:p text:style-name="P1">家屬接受。消息傳回美國，其所任教的卡內基美隆大學校長賽爾特（Richard </text:p>
      <text:p text:style-name="P1"/>
      <text:p text:style-name="P1">Cyert）對美聯社記者表示，陳文成係因其所持的政治觀點而遭殺害。美國臺</text:p>
      <text:p text:style-name="P1"/>
      <text:p text:style-name="P1">灣同鄉會也於各區舉辦紀念會與遊行。7月 30日美國國會舉行關於此事件</text:p>
      <text:p text:style-name="P1"/>
      <text:p text:style-name="P1">的第一次公聽會，由美國眾議院外交委員會亞太小組主席索拉茲（Stephen J. </text:p>
      <text:p text:style-name="P1"/>
      <text:p text:style-name="P1">Solarz）主持。</text:p>
      <text:p text:style-name="P1"/>
      <text:p text:style-name="P1">國內方面，監察院主動調查此事，但調查報告仍堅稱陳文成非他殺而是</text:p>
      <text:p text:style-name="P1"/>
      <text:p text:style-name="P1">自己墜樓身亡。9月，其妻陳素貞攜子返美。21日，美國卡內基美隆大學校長</text:p>
      <text:p text:style-name="P1"/>
      <text:p text:style-name="P1">賽爾特與法醫魏契特（Cyril Harrison Wecht）抵臺，在輿論強大壓力下，二人</text:p>
      <text:p text:style-name="P1"/>
      <text:p text:style-name="P1">獲准「檢視」屍體。驗後，法醫認為陳文成絕非自殺而是遭他殺，在立法院，</text:p>
      <text:p text:style-name="P1"/>
      <text:p text:style-name="P1">立法委員也追究此案，費希平（另有傳）、康寧祥、許榮淑等人輪番質詢此</text:p>
      <text:p text:style-name="P1"/>
      <text:p text:style-name="P1">事，要求行政院備詢，但仍無法獲知事情真相。隔年（1982）1月，陳文成遺</text:p>
      <text:p text:style-name="P1"/>
      <text:p text:style-name="P1">體安葬於中和春秋墓園。</text:p>
      <text:p text:style-name="P1"/>
      <text:p text:style-name="P1">陳文成之死因直至今日仍難獲得定論，但此事件造成當時執政的國民黨</text:p>
      <text:p text:style-name="P1"/>
      <text:p text:style-name="P1">政府巨大壓力。陳文成死後，其親友故舊為紀念他，向各界募款並於民國 71</text:p>
      <text:p text:style-name="P1"/>
      <text:p text:style-name="P1">年（1982）籌備成立陳文成博士紀念基金會，但因涉政治敏感，遭教育部駁回</text:p>
      <text:p text:style-name="P1"/>
      <text:p text:style-name="P1">多次，至民國 79年（1990）5月始以臺美文化交流基金會之名通過，民國 89</text:p>
      <text:p text:style-name="P1"/>
      <text:p text:style-name="P1">年（2000）政黨輪替，方正名為陳文成博士紀念基金會。基金會成立後特別</text:p>
      <text:p text:style-name="P1"/>
      <text:p text:style-name="P1">著力於國內的人權議題，推展各項人權教育活動，並致力深化臺灣認同，同</text:p>
      <text:p text:style-name="P1"/>
      <text:p text:style-name="P1">時，設立統計科學獎學金，鼓勵國內統計學界優秀學生。88民國 83年（1994），在基金會及友人奔走下，召開事件公聽會並促成監察</text:p>
      <text:p text:style-name="P1"/>
      <text:p text:style-name="P1">委員黃越欽（另有傳）和張德銘向監察院提出對陳文成命案死因覆查申請之提</text:p>
      <text:p text:style-name="P1"/>
      <text:p text:style-name="P1">案，監察院於 2月 25日召開審查會，以全票通過覆查陳文成命案，創下監察</text:p>
      <text:p text:style-name="P1"/>
      <text:p text:style-name="P1">史上重新調查案件的首樁案例。民國 85年（1996）9月，監察院第二次調查報</text:p>
      <text:p text:style-name="P1"/>
      <text:p text:style-name="P1">告公佈，指出陳文成命案有多項疑點亟待澄清，當初進行調查之各單位諸多</text:p>
      <text:p text:style-name="P1"/>
      <text:p text:style-name="P1">疏失應進行改善並提出報告，惜仍不了了之。（陳翠蓮、嚴婉玲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33:15.850775242</meta:creation-date>
    <dc:date>2018-04-19T15:34:33.386138931</dc:date>
    <meta:editing-duration>PT1M17S</meta:editing-duration>
    <meta:editing-cycles>1</meta:editing-cycles>
    <meta:document-statistic meta:table-count="0" meta:image-count="0" meta:object-count="0" meta:page-count="2" meta:paragraph-count="55" meta:word-count="1544" meta:character-count="1829" meta:non-whitespace-character-count="1789"/>
    <meta:generator>LibreOffice/5.1.6.2$Linux_X86_64 LibreOffice_project/10m0$Build-2</meta:generator>
  </office:meta>
</office:document-meta>
</file>